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ed7e" officeooo:paragraph-rsid="0014ed7e"/>
    </style:style>
    <style:style style:name="P2" style:family="paragraph" style:parent-style-name="Standard">
      <style:text-properties fo:font-size="12pt" officeooo:rsid="0014ed7e" officeooo:paragraph-rsid="0014ed7e" style:font-size-asian="10.5pt" style:font-size-complex="12pt"/>
    </style:style>
    <style:style style:name="P3" style:family="paragraph" style:parent-style-name="Standard">
      <style:paragraph-properties fo:text-align="center" style:justify-single-word="false"/>
      <style:text-properties fo:font-size="15pt" fo:font-weight="bold" officeooo:rsid="0014ed7e" officeooo:paragraph-rsid="0014ed7e" style:font-size-asian="15pt" style:font-weight-asian="bold" style:font-size-complex="15pt" style:font-weight-complex="bold"/>
    </style:style>
    <style:style style:name="P4" style:family="paragraph" style:parent-style-name="Standard">
      <style:text-properties fo:font-weight="normal" officeooo:rsid="0014ed7e" officeooo:paragraph-rsid="0014ed7e" style:font-weight-asian="normal" style:font-weight-complex="normal"/>
    </style:style>
    <style:style style:name="P5" style:family="paragraph" style:parent-style-name="Standard">
      <style:text-properties fo:font-size="14pt" style:text-underline-style="solid" style:text-underline-width="auto" style:text-underline-color="font-color" fo:font-weight="normal" officeooo:rsid="0014ed7e" officeooo:paragraph-rsid="0014ed7e" style:font-size-asian="14pt" style:font-weight-asian="normal" style:font-size-complex="14pt" style:font-weight-complex="normal"/>
    </style:style>
    <style:style style:name="P6" style:family="paragraph" style:parent-style-name="Standard">
      <style:text-properties fo:font-size="14pt" style:text-underline-style="solid" style:text-underline-width="auto" style:text-underline-color="font-color" fo:font-weight="normal" officeooo:rsid="0014ed7e" officeooo:paragraph-rsid="0014ed7e" style:font-size-asian="12.25pt" style:font-weight-asian="normal" style:font-size-complex="14pt" style:font-weight-complex="normal"/>
    </style:style>
    <style:style style:name="P7" style:family="paragraph" style:parent-style-name="Standard">
      <style:text-properties fo:font-size="14pt" fo:font-weight="normal" officeooo:rsid="0014ed7e" officeooo:paragraph-rsid="0014ed7e" style:font-size-asian="14pt" style:font-weight-asian="normal" style:font-size-complex="14pt" style:font-weight-complex="normal"/>
    </style:style>
    <style:style style:name="P8" style:family="paragraph" style:parent-style-name="Standard">
      <style:text-properties fo:font-size="12pt" fo:font-weight="normal" officeooo:rsid="0016dbfb" officeooo:paragraph-rsid="0016dbfb" style:font-size-asian="10.5pt" style:font-weight-asian="normal" style:font-size-complex="12pt" style:font-weight-complex="normal"/>
    </style:style>
    <style:style style:name="P9" style:family="paragraph" style:parent-style-name="Standard">
      <style:text-properties fo:font-size="12pt" fo:font-weight="normal" officeooo:rsid="0015f518" officeooo:paragraph-rsid="0015f518" style:font-size-asian="10.5pt" style:font-weight-asian="normal" style:font-size-complex="12pt" style:font-weight-complex="normal"/>
    </style:style>
    <style:style style:name="P10" style:family="paragraph" style:parent-style-name="Standard" style:master-page-name="">
      <loext:graphic-properties draw:fill="none"/>
      <style:paragraph-properties fo:margin-left="0.4cm" fo:margin-right="0cm" fo:text-indent="0cm" style:auto-text-indent="false" style:page-number="auto" fo:background-color="transparent"/>
      <style:text-properties fo:font-size="12pt" fo:font-weight="normal" officeooo:rsid="0015f518" officeooo:paragraph-rsid="0015f518" style:font-size-asian="10.5pt" style:font-weight-asian="normal" style:font-size-complex="12pt" style:font-weight-complex="normal"/>
    </style:style>
    <style:style style:name="P11" style:family="paragraph" style:parent-style-name="Standard" style:master-page-name="">
      <loext:graphic-properties draw:fill="none"/>
      <style:paragraph-properties fo:margin-left="0.4cm" fo:margin-right="0cm" fo:text-indent="0cm" style:auto-text-indent="false" style:page-number="auto" fo:background-color="transparent">
        <style:tab-stops>
          <style:tab-stop style:position="0.106cm"/>
        </style:tab-stops>
      </style:paragraph-properties>
      <style:text-properties fo:font-size="12pt" fo:font-weight="normal" officeooo:rsid="0015f518" officeooo:paragraph-rsid="0015f518" style:font-size-asian="10.5pt" style:font-weight-asian="normal" style:font-size-complex="12pt" style:font-weight-complex="normal"/>
    </style:style>
    <style:style style:name="P12" style:family="paragraph" style:parent-style-name="Standard">
      <loext:graphic-properties draw:fill="none"/>
      <style:paragraph-properties fo:margin-left="0.4cm" fo:margin-right="0cm" fo:text-indent="0cm" style:auto-text-indent="false" fo:background-color="transparent">
        <style:tab-stops>
          <style:tab-stop style:position="0.106cm"/>
        </style:tab-stops>
      </style:paragraph-properties>
      <style:text-properties fo:font-size="12pt" fo:font-weight="normal" officeooo:rsid="0015f518" officeooo:paragraph-rsid="0015f518" style:font-size-asian="10.5pt" style:font-weight-asian="normal" style:font-size-complex="12pt" style:font-weight-complex="normal"/>
    </style:style>
    <style:style style:name="P13" style:family="paragraph" style:parent-style-name="Standard">
      <loext:graphic-properties draw:fill="none"/>
      <style:paragraph-properties fo:margin-left="0cm" fo:margin-right="0cm" fo:text-indent="0cm" style:auto-text-indent="false" fo:background-color="transparent">
        <style:tab-stops>
          <style:tab-stop style:position="0.106cm"/>
        </style:tab-stops>
      </style:paragraph-properties>
      <style:text-properties fo:font-size="12pt" fo:font-weight="normal" officeooo:rsid="0015f518" officeooo:paragraph-rsid="0015f518"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5f518"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4pt" style:text-underline-style="solid" style:text-underline-width="auto" style:text-underline-color="font-color"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kt II Ksiegarnia – Dokumentacja</text:p>
      <text:p text:style-name="P1"/>
      <text:p text:style-name="P1"><text:span text:style-name="T5">Opis schematu dziedziczenia:</text:span><text:line-break/>Klasa <text:span text:style-name="T1">Building –</text:span><text:span text:style-name="T2"> klasa abstrakcyjna. Zawiera dwie metody czysto wirtualne (</text:span><text:span text:style-name="T4">show()</text:span><text:span text:style-name="T2"> i r</text:span><text:span text:style-name="T4">eser()</text:span><text:span text:style-name="T2">).</text:span></text:p>
      <text:p text:style-name="P1"><text:span text:style-name="T2">Klasa </text:span><text:span text:style-name="T1">Warehouse</text:span><text:span text:style-name="T2"> – dziedziczy po klasie Buildingg w sposób publiczny.</text:span></text:p>
      <text:p text:style-name="P1"><text:span text:style-name="T2">Klasa </text:span><text:span text:style-name="T1">Bookshop</text:span><text:span text:style-name="T2"> – dziedziczy po klasie Warehouse w sposób publiczny. Główna klasa w projekcie.</text:span></text:p>
      <text:p text:style-name="P1"><text:span text:style-name="T2">Klasa </text:span><text:span text:style-name="T1">House</text:span><text:span text:style-name="T2"> – dziedziczy po klasie Buildingg w sposób publiczny.</text:span></text:p>
      <text:p text:style-name="P4"/>
      <text:p text:style-name="P5">Pola i metody w klasach:</text:p>
      <text:p text:style-name="P8">Klasy mają podstawowe pola (typu: „nazwa”, „lokalizacja”, itd.) oraz pola charakterystyczne dla danej klasy. Warehouse posiada wektor książek (wskazania na tytuły oraz liczba egzemplarzy w jednym). Bookshop posiada dodatkowo wektor wskazań na domy klientów i pracowników oraz wektor wskazań na zamówione w magazynie książki. House posiada wektor wskazań na mieszkańców oraz wektor wskazań na książki (czyli kolekcja książek danej rodziny). Poza tym Owner posiada wektor wskaźników na poszczególne księgarnie.<text:line-break/>Metody najważniejszych klas przedstawione zostały w testach.</text:p>
      <text:p text:style-name="P8"/>
      <text:p text:style-name="P6">Interface użytkownika:</text:p>
      <text:p text:style-name="P2"><text:span text:style-name="T2">Interface został podzielony na </text:span><text:span text:style-name="T3">6 części:</text:span></text:p>
      <text:p text:style-name="P9">1. Wlasciciel:</text:p>
      <text:p text:style-name="P10">Użytkownik wciela się w właściciela księgarni. Ma możliwość dodawania oraz usuwania księgarni oraz wyświetlania ich listy. Po przejściu do podmenu ma możliwość zarządzania konkretną księgarnią. Może zatrudniać oraz zwalniać pracowników, wyświetlać ich listę, wypłacać im pensję oraz odbierać utarg z księgarni.</text:p>
      <text:p text:style-name="P9">2. Pracownik:</text:p>
      <text:p text:style-name="P11">Użytkownik wciela się w jednego z pracowników. Ma możliwość wyświetlania listy książek dostępnych w księgarni, składania i wyświetlania zamówień oraz wycofywania książki z księgarni.</text:p>
      <text:p text:style-name="P13">3. Klient:</text:p>
      <text:p text:style-name="P11">Użytkownik ma możliwość wyświetlania rodzin klientów oraz ich tworzenia, usuwania oraz przeglądania zbioru książek. Przy tworzeniu pobierana jest tylko liczba członków rodziny.</text:p>
      <text:p text:style-name="P13">4. Magazyn:</text:p>
      <text:p text:style-name="P11">Klient ma możliwość wyświetlania książek dostępnych w magazynie oraz dodawania nowych.</text:p>
      <text:p text:style-name="P13">5. Następny dzień:</text:p>
      <text:p text:style-name="P11">Nie daje użytkownikowi żadnych nowych możliwości. Powoduje natomiast uzupełnienie magazynu, zakup książek przez klientów oraz dotarcie dostaw do księgarni.</text:p>
      <text:p text:style-name="P12"/>
      <text:p text:style-name="P5">Testy:</text:p>
      <text:p text:style-name="P8">Testy prezentują działanie klas Owner, Bookshop i Warehouse oraz pokazują działanie zakupów. (Więcej informacji w testach)</text:p>
      <text:p text:style-name="P7"/>
      <text:p text:style-name="P5">Wnioski:</text:p>
      <text:p text:style-name="P8">Przeciążenia operatorów przydają się zwłaszcza przy tworzeniu szablonów funkcji oraz klas. Bardzo przydatne są przeciążenia operatora &lt;&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23:27:51.379829945</meta:creation-date>
    <dc:date>2017-05-31T23:58:50.587254732</dc:date>
    <meta:editing-duration>PT8M28S</meta:editing-duration>
    <meta:editing-cycles>1</meta:editing-cycles>
    <meta:generator>LibreOffice/5.1.6.2$Linux_X86_64 LibreOffice_project/10m0$Build-2</meta:generator>
    <meta:document-statistic meta:table-count="0" meta:image-count="0" meta:object-count="0" meta:page-count="1" meta:paragraph-count="23" meta:word-count="302" meta:character-count="2286" meta:non-whitespace-character-count="2002"/>
  </office:meta>
</office:document-meta>
</file>